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9cm" draw:marker-end-width="0.39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4e9a06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792cm" svg:height="1.792cm" svg:x="0.058cm" svg:y="0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944cm" svg:y1="0.914cm" svg:x2="0.944cm" svg:y2="0.064cm">
          <text:p/>
        </draw:line>
        <draw:custom-shape draw:style-name="gr3" draw:text-style-name="P1" draw:layer="layout" svg:width="0.427cm" svg:height="0.428cm" svg:x="0.728cm" svg:y="0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09-06-03T10:29:55.58</dc:date>
    <meta:editing-duration>PT01H48M01S</meta:editing-duration>
    <meta:editing-cycles>9</meta:editing-cycles>
    <meta:generator>OpenOffice.org/3.0$Win32 OpenOffice.org_project/300m15$Build-9379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